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954cm" fo:min-width="13.07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stroke-dash="Long_20_Dash" svg:stroke-width="0.035cm" svg:stroke-color="#000000" draw:marker-start-width="0.252cm" draw:marker-end-width="0.252cm" draw:fill="none" draw:fill-color="#ffffff" draw:textarea-horizontal-align="center" draw:auto-grow-height="true" draw:auto-grow-width="false" fo:min-height="0.589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069a2e" draw:marker-start-width="0.279cm" draw:marker-end="Arrowheads_20_2" draw:marker-end-width="0.379cm" draw:fill="non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Long_20_Dash" svg:stroke-width="0.035cm" svg:stroke-color="#000000" draw:marker-start-width="0.252cm" draw:marker-end-width="0.252cm" draw:fill="none" draw:fill-color="#ffffff" draw:textarea-horizontal-align="center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035cm" svg:stroke-color="#999999" draw:marker-start-width="0.252cm" draw:marker-end-width="0.252cm" svg:stroke-linecap="round" draw:fill="none" draw:textarea-horizontal-align="justify" draw:textarea-vertical-align="middle" draw:auto-grow-height="false" fo:min-height="0.63cm" fo:min-width="2.31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589cm" fo:min-width="0cm"/>
      <style:paragraph-properties style:writing-mode="lr-tb"/>
    </style:style>
    <style:style style:name="gr8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="none" draw:fill-color="#ffffff" draw:textarea-horizontal-align="center" draw:auto-grow-height="true" draw:auto-grow-width="false" fo:min-height="0.589cm" fo:min-width="0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svg:stroke-color="#ff0000" draw:marker-start-width="0.255cm" draw:marker-end="Arrow_20_short" draw:marker-end-width="0.484cm" svg:stroke-linecap="butt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Arrow_20_short" draw:marker-end-width="0.382cm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69a2e" draw:marker-start-width="0.279cm" draw:marker-end="Arrow_20_short" draw:marker-end-width="0.409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stroke-dash="Long_20_Dash" svg:stroke-width="0.035cm" svg:stroke-color="#000000" draw:marker-start-width="0.252cm" draw:marker-end-width="0.252cm" draw:fill="none" draw:fill-color="#ffffff" draw:textarea-horizontal-align="center" draw:auto-grow-height="true" draw:auto-grow-width="false" fo:min-height="0.556cm" fo:min-width="0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615cm" fo:min-width="3.65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615cm" fo:min-width="3.651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bitmap" draw:fill-image-name="_35__20_Percent" draw:opacity="21%" draw:textarea-horizontal-align="justify" draw:textarea-vertical-align="middle" draw:auto-grow-height="false" fo:min-height="1.472cm" fo:min-width="2.591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ff0000" draw:marker-start-width="0.252cm" draw:marker-end-width="0.252cm" draw:fill-color="#ff0000" draw:textarea-horizontal-align="justify" draw:textarea-vertical-align="middle" draw:auto-grow-height="false" fo:min-height="0.468cm" fo:min-width="0.221cm" fo:padding-top="0.142cm" fo:padding-bottom="0.142cm" fo:padding-left="0.267cm" fo:padding-right="0.267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bitmap" draw:fill-image-name="_35__20_Percent" draw:opacity="21%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="bitmap" draw:fill-image-name="_35__20_Percent" draw:opacity="21%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" style:family="text">
      <style:text-properties style:text-position="-8% 58%" style:font-name="Liberation Sans2" fo:font-size="15pt" style:font-name-asian="Liberation Sans2" style:font-size-asian="15pt" style:font-name-complex="Liberation Sans2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8% 58%" fo:font-size="14pt" style:font-size-asian="14pt" style:font-size-complex="14pt"/>
    </style:style>
    <style:style style:name="T6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7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8" style:family="text">
      <style:text-properties style:text-position="-8% 58%" style:font-name="Liberation Sans2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4.605cm" svg:height="10.236cm" svg:x="6.35cm" svg:y="2.271cm">
          <text:p text:style-name="P1"><text:span text:style-name="T1">recursi</text:span><text:span text:style-name="T1">v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452cm" svg:height="0.839cm" svg:x="3.848cm" svg:y="6.61cm">
          <draw:text-box>
            <text:p text:style-name="P3"><text:span text:style-name="T2">roo</text:span><text:span text:style-name="T2">tC</text:span></text:p>
          </draw:text-box>
        </draw:frame>
        <draw:connector draw:style-name="gr3" draw:text-style-name="P5" xml:id="id3" draw:id="id3" draw:layer="layout" draw:type="line" svg:x1="3.87cm" svg:y1="7.433cm" svg:x2="6.322cm" svg:y2="7.433cm" svg:d="M3870 7433h2452" svg:viewBox="0 0 2453 1">
          <text:p/>
        </draw:connector>
        <draw:connector draw:style-name="gr4" draw:text-style-name="P5" draw:layer="layout" draw:type="line" svg:x1="19.65cm" svg:y1="4.881cm" svg:x2="25.517cm" svg:y2="4.881cm" svg:d="M19650 4881h5867" svg:viewBox="0 0 5868 1">
          <text:p/>
        </draw:connector>
        <draw:connector draw:style-name="gr4" draw:text-style-name="P5" draw:layer="layout" draw:type="line" svg:x1="19.685cm" svg:y1="9.882cm" svg:x2="25.552cm" svg:y2="9.882cm" svg:d="M19685 9882h5867" svg:viewBox="0 0 5868 1">
          <text:p/>
        </draw:connector>
        <draw:frame draw:style-name="gr5" draw:text-style-name="P4" draw:layer="layout" svg:width="4.29cm" svg:height="1.199cm" svg:x="20.775cm" svg:y="3.919cm">
          <draw:text-box>
            <text:p text:style-name="P3"><text:span text:style-name="T2">newCons</text:span><text:span text:style-name="T2">tRoot</text:span><text:span text:style-name="T3">A</text:span></text:p>
          </draw:text-box>
        </draw:frame>
        <draw:custom-shape draw:style-name="gr6" draw:text-style-name="P7" draw:layer="layout" svg:width="2.845cm" svg:height="0.914cm" svg:x="9.708cm" svg:y="10.701cm">
          <text:p text:style-name="P6"><text:span text:style-name="T4">π</text:span><text:span text:style-name="T5">re1</text:span><text:span text:style-name="T4"> or π</text:span><text:span text:style-name="T5">r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452cm" svg:height="0.839cm" svg:x="3.798cm" svg:y="2.886cm">
          <draw:text-box>
            <text:p text:style-name="P8"><text:span text:style-name="T2">π</text:span><text:span text:style-name="T3">re2</text:span></text:p>
          </draw:text-box>
        </draw:frame>
        <draw:frame draw:style-name="gr8" draw:text-style-name="P9" draw:layer="layout" svg:width="2.452cm" svg:height="0.839cm" svg:x="3.81cm" svg:y="10.321cm">
          <draw:text-box>
            <text:p text:style-name="P8"><text:span text:style-name="T2">π</text:span><text:span text:style-name="T3">re1</text:span></text:p>
          </draw:text-box>
        </draw:frame>
        <draw:connector draw:style-name="gr4" draw:text-style-name="P5" draw:layer="layout" draw:type="line" svg:x1="3.836cm" svg:y1="11.136cm" svg:x2="9.708cm" svg:y2="11.158cm" svg:d="M3836 11136l5872 22" svg:viewBox="0 0 5873 23">
          <text:p/>
        </draw:connector>
        <draw:connector draw:style-name="gr9" draw:text-style-name="P3" draw:layer="layout" draw:type="lines" svg:x1="12.802cm" svg:y1="5.499cm" svg:x2="15.189cm" svg:y2="4.857cm" draw:start-shape="id1" draw:start-glue-point="1" draw:end-shape="id2" draw:end-glue-point="3" svg:d="M12802 5499h518l1350-642h519" svg:viewBox="0 0 2388 643">
          <text:p/>
        </draw:connector>
        <draw:connector draw:style-name="gr10" draw:text-style-name="P3" draw:layer="layout" svg:x1="6.322cm" svg:y1="7.433cm" svg:x2="9.525cm" svg:y2="5.499cm" draw:start-shape="id3" draw:start-glue-point="3" draw:end-shape="id1" draw:end-glue-point="3" svg:d="M6322 7433h1592v-1934h1611" svg:viewBox="0 0 3204 1935">
          <text:p/>
        </draw:connector>
        <draw:connector draw:style-name="gr11" draw:text-style-name="P3" draw:layer="layout" svg:x1="6.322cm" svg:y1="7.433cm" svg:x2="9.525cm" svg:y2="9.2cm" draw:start-shape="id3" draw:start-glue-point="3" draw:end-shape="id4" draw:end-glue-point="3" svg:d="M6322 7433h1592v1767h1611" svg:viewBox="0 0 3204 1768">
          <text:p/>
        </draw:connector>
        <draw:connector draw:style-name="gr11" draw:text-style-name="P3" draw:layer="layout" draw:type="lines" svg:x1="12.802cm" svg:y1="9.2cm" svg:x2="15.224cm" svg:y2="9.895cm" draw:start-shape="id4" draw:start-glue-point="1" draw:end-shape="id5" draw:end-glue-point="3" svg:d="M12802 9200h518l1385 695h519" svg:viewBox="0 0 2423 696">
          <text:p/>
        </draw:connector>
        <draw:frame draw:style-name="gr12" draw:text-style-name="P4" draw:layer="layout" svg:width="1.817cm" svg:height="0.806cm" svg:x="13.402cm" svg:y="8.593cm">
          <draw:text-box>
            <text:p text:style-name="P3"><text:span text:style-name="T6">rootC</text:span></text:p>
          </draw:text-box>
        </draw:frame>
        <draw:frame draw:style-name="gr5" draw:text-style-name="P4" draw:layer="layout" svg:width="4.29cm" svg:height="1.199cm" svg:x="20.775cm" svg:y="8.92cm">
          <draw:text-box>
            <text:p text:style-name="P3"><text:span text:style-name="T2">newCons</text:span><text:span text:style-name="T2">tRoot</text:span><text:span text:style-name="T3">B</text:span></text:p>
          </draw:text-box>
        </draw:frame>
        <draw:connector draw:style-name="gr4" draw:text-style-name="P5" draw:layer="layout" draw:type="line" svg:x1="3.81cm" svg:y1="3.635cm" svg:x2="9.677cm" svg:y2="3.635cm" svg:d="M3810 3635h5867" svg:viewBox="0 0 5868 1">
          <text:p/>
        </draw:connector>
        <draw:line draw:style-name="gr13" draw:text-style-name="P5" draw:layer="layout" svg:x1="11.13cm" svg:y1="4.04cm" svg:x2="11.13cm" svg:y2="4.548cm">
          <text:p/>
        </draw:line>
        <draw:line draw:style-name="gr13" draw:text-style-name="P5" draw:layer="layout" svg:x1="11.13cm" svg:y1="10.161cm" svg:x2="11.13cm" svg:y2="10.699cm">
          <text:p/>
        </draw:line>
        <draw:custom-shape draw:style-name="gr14" draw:text-style-name="P11" xml:id="id2" draw:id="id2" draw:layer="layout" svg:width="4.461cm" svg:height="3.175cm" svg:x="15.189cm" svg:y="3.27cm">
          <text:p text:style-name="P10"><text:span text:style-name="T7">π</text:span><text:span text:style-name="T8">re2 </text:span></text:p>
          <text:p text:style-name="P10">STARK</text:p>
          <text:p text:style-name="P10">Verifier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5" draw:id="id5" draw:layer="layout" svg:width="4.461cm" svg:height="3.175cm" svg:x="15.224cm" svg:y="8.308cm">
          <text:p text:style-name="P10"><text:span text:style-name="T7">π</text:span><text:span text:style-name="T8">re1 </text:span></text:p>
          <text:p text:style-name="P10">STARK</text:p>
          <text:p text:style-name="P10">Verifier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" draw:id="id1" draw:layer="layout" svg:width="3.277cm" svg:height="1.908cm" svg:x="9.525cm" svg:y="4.545cm">
          <text:p text:style-name="P6"><text:span text:style-name="T4">Multiple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4" draw:id="id4" draw:layer="layout" svg:width="3.277cm" svg:height="1.908cm" svg:x="9.525cm" svg:y="8.246cm">
          <text:p text:style-name="P13"><text:span text:style-name="T4">Multiple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0.755cm" svg:height="0.752cm" draw:transform="skewX (-0.0478220215046447) rotate (0.762883416046722) translate (12.77cm 5.50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845cm" svg:height="0.914cm" svg:x="9.708cm" svg:y="3.101cm">
          <text:p text:style-name="P6"><text:span text:style-name="T4">π</text:span><text:span text:style-name="T5">re1</text:span><text:span text:style-name="T4"> </text:span><text:span text:style-name="T4">or </text:span><text:span text:style-name="T4">π</text:span><text:span text:style-name="T5">re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03:37:55.460260480</meta:creation-date>
    <dc:date>2023-01-24T13:26:57.879004797</dc:date>
    <meta:editing-duration>PT19M45S</meta:editing-duration>
    <meta:editing-cycles>8</meta:editing-cycles>
    <meta:generator>LibreOffice/7.3.7.2$Linux_X86_64 LibreOffice_project/30$Build-2</meta:generator>
    <meta:document-statistic meta:object-count="48"/>
  </office:meta>
</office:document-meta>
</file>